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41"/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159.99mm" svg:height="89.99mm" svg:x="67.06mm" svg:y="57.31mm">
            <draw:object draw:notify-on-update-of-ranges="Insert.G2:Insert.G4 Insert.H1:Insert.H1 Insert.H2:Insert.H4 Insert.I1:Insert.I1 Insert.I2:Insert.I4 Insert.J1:Insert.J1 Insert.J2:Insert.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meses</text:p>
          </table:table-cell>
          <table:table-cell office:value-type="float" office:value="3620.23062881381" calcext:value-type="float">
            <text:p>3620,2306288138</text:p>
          </table:table-cell>
          <table:table-cell office:value-type="float" office:value="3305.15488119704" calcext:value-type="float">
            <text:p>3305,154881197</text:p>
          </table:table-cell>
          <table:table-cell office:value-type="float" office:value="3165.78024865325" calcext:value-type="float">
            <text:p>3165,7802486533</text:p>
          </table:table-cell>
          <table:table-cell table:number-columns-repeated="2"/>
          <table:table-cell office:value-type="string" calcext:value-type="string">
            <text:p>18 meses</text:p>
          </table:table-cell>
          <table:table-cell table:style-name="ce5" table:formula="of:=TIME(0;0;[.B2])" office:value-type="time" office:time-value="PT01H00M20.230628814S" calcext:value-type="time">
            <text:p>01h00m</text:p>
          </table:table-cell>
          <table:table-cell table:style-name="ce5" table:formula="of:=TIME(0;0;[.C2])" office:value-type="time" office:time-value="PT00H55M05.154881197S" calcext:value-type="time">
            <text:p>00h55m</text:p>
          </table:table-cell>
          <table:table-cell table:style-name="ce5" table:formula="of:=TIME(0;0;[.D2])" office:value-type="time" office:time-value="PT00H52M45.780248653S" calcext:value-type="time">
            <text:p>00h52m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24 meses</text:p>
          </table:table-cell>
          <table:table-cell office:value-type="float" office:value="7314.44713290386" calcext:value-type="float">
            <text:p>7314,4471329039</text:p>
          </table:table-cell>
          <table:table-cell office:value-type="float" office:value="6660.53277108728" calcext:value-type="float">
            <text:p>6660,5327710873</text:p>
          </table:table-cell>
          <table:table-cell office:value-type="float" office:value="6240.87847640512" calcext:value-type="float">
            <text:p>6240,8784764051</text:p>
          </table:table-cell>
          <table:table-cell table:number-columns-repeated="2"/>
          <table:table-cell office:value-type="string" calcext:value-type="string">
            <text:p>24 meses</text:p>
          </table:table-cell>
          <table:table-cell table:style-name="ce5" table:formula="of:=TIME(0;0;[.B3])" office:value-type="time" office:time-value="PT02H01M54.447132904S" calcext:value-type="time">
            <text:p>02h01m</text:p>
          </table:table-cell>
          <table:table-cell table:style-name="ce5" table:formula="of:=TIME(0;0;[.C3])" office:value-type="time" office:time-value="PT01H51M00.532771087S" calcext:value-type="time">
            <text:p>01h51m</text:p>
          </table:table-cell>
          <table:table-cell table:style-name="ce5" table:formula="of:=TIME(0;0;[.D3])" office:value-type="time" office:time-value="PT01H44M00.878476405S" calcext:value-type="time">
            <text:p>01h44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eses</text:p>
          </table:table-cell>
          <table:table-cell office:value-type="float" office:value="9100.345091007" calcext:value-type="float">
            <text:p>9100,345091007</text:p>
          </table:table-cell>
          <table:table-cell office:value-type="float" office:value="8360.19796977158" calcext:value-type="float">
            <text:p>8360,1979697716</text:p>
          </table:table-cell>
          <table:table-cell office:value-type="float" office:value="7612.41244210744" calcext:value-type="float">
            <text:p>7612,4124421074</text:p>
          </table:table-cell>
          <table:table-cell table:number-columns-repeated="2"/>
          <table:table-cell office:value-type="string" calcext:value-type="string">
            <text:p>30 meses</text:p>
          </table:table-cell>
          <table:table-cell table:style-name="ce5" table:formula="of:=TIME(0;0;[.B4])" office:value-type="time" office:time-value="PT02H31M40.345091007S" calcext:value-type="time">
            <text:p>02h31m</text:p>
          </table:table-cell>
          <table:table-cell table:style-name="ce5" table:formula="of:=TIME(0;0;[.C4])" office:value-type="time" office:time-value="PT02H19M20.197969772S" calcext:value-type="time">
            <text:p>02h19m</text:p>
          </table:table-cell>
          <table:table-cell table:style-name="ce5" table:formula="of:=TIME(0;0;[.D4])" office:value-type="time" office:time-value="PT02H06M52.412442107S" calcext:value-type="time">
            <text:p>02h06m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Mé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 meses</text:p>
          </table:table-cell>
          <table:table-cell table:style-name="ce1"/>
          <table:table-cell table:style-name="ce1" table:formula="of:=([.C2]-[.B2])/[.B2]" office:value-type="percentage" office:value="-0.0870319545691503" calcext:value-type="percentage">
            <text:p>-8,70%</text:p>
          </table:table-cell>
          <table:table-cell table:style-name="ce1" table:formula="of:=([.D2]-[.C2])/[.C2]" office:value-type="percentage" office:value="-0.0421688657728846" calcext:value-type="percentage">
            <text:p>-4,22%</text:p>
          </table:table-cell>
          <table:table-cell table:style-name="ce4" table:formula="of:=AVERAGE([.C7:.D7])" office:value-type="percentage" office:value="-0.0646004101710174" calcext:value-type="percentage">
            <text:p>-6,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 meses</text:p>
          </table:table-cell>
          <table:table-cell table:style-name="ce1"/>
          <table:table-cell table:style-name="ce1" table:formula="of:=([.C3]-[.B3])/[.B3]" office:value-type="percentage" office:value="-0.0894003811819169" calcext:value-type="percentage">
            <text:p>-8,94%</text:p>
          </table:table-cell>
          <table:table-cell table:style-name="ce1" table:formula="of:=([.D3]-[.C3])/[.C3]" office:value-type="percentage" office:value="-0.0630061151419945" calcext:value-type="percentage">
            <text:p>-6,30%</text:p>
          </table:table-cell>
          <table:table-cell table:style-name="ce4" table:formula="of:=AVERAGE([.C8:.D8])" office:value-type="percentage" office:value="-0.0762032481619557" calcext:value-type="percentage">
            <text:p>-7,6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 meses</text:p>
          </table:table-cell>
          <table:table-cell table:style-name="ce1"/>
          <table:table-cell table:style-name="ce1" table:formula="of:=([.C4]-[.B4])/[.B4]" office:value-type="percentage" office:value="-0.081331764217034" calcext:value-type="percentage">
            <text:p>-8,13%</text:p>
          </table:table-cell>
          <table:table-cell table:style-name="ce1" table:formula="of:=([.D4]-[.C4])/[.C4]" office:value-type="percentage" office:value="-0.0894459114925207" calcext:value-type="percentage">
            <text:p>-8,94%</text:p>
          </table:table-cell>
          <table:table-cell table:style-name="ce4" table:formula="of:=AVERAGE([.C9:.D9])" office:value-type="percentage" office:value="-0.0853888378547773" calcext:value-type="percentage">
            <text:p>-8,54%</text:p>
          </table:table-cell>
          <table:table-cell table:number-columns-repeated="7"/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elect" table:style-name="ta1">
        <table:shapes>
          <draw:frame draw:z-index="0" draw:style-name="gr1" draw:text-style-name="P1" svg:width="159.99mm" svg:height="89.99mm" svg:x="123.65mm" svg:y="69.53mm">
            <draw:object draw:notify-on-update-of-ranges="Select.G2:Select.G4 Select.H1:Select.H1 Select.H2:Select.H4 Select.I1:Select.I1 Select.I2:Select.I4 Select.J1:Select.J1 Select.J2:Select.J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meses</text:p>
          </table:table-cell>
          <table:table-cell office:value-type="float" office:value="0.102614140888889" calcext:value-type="float">
            <text:p>0,1026141409</text:p>
          </table:table-cell>
          <table:table-cell office:value-type="float" office:value="0.0195000754444444" calcext:value-type="float">
            <text:p>0,0195000754</text:p>
          </table:table-cell>
          <table:table-cell office:value-type="float" office:value="0.017275341375" calcext:value-type="float">
            <text:p>0,0172753414</text:p>
          </table:table-cell>
          <table:table-cell table:number-columns-repeated="2"/>
          <table:table-cell office:value-type="string" calcext:value-type="string">
            <text:p>18 meses</text:p>
          </table:table-cell>
          <table:table-cell table:style-name="ce7" table:formula="of:=[.B2]*100" office:value-type="float" office:value="10.2614140888889" calcext:value-type="float">
            <text:p>10,26</text:p>
          </table:table-cell>
          <table:table-cell table:style-name="ce7" table:formula="of:=[.C2]*100" office:value-type="float" office:value="1.95000754444444" calcext:value-type="float">
            <text:p>1,95</text:p>
          </table:table-cell>
          <table:table-cell table:style-name="ce7" table:formula="of:=[.D2]*100" office:value-type="float" office:value="1.7275341375" calcext:value-type="float">
            <text:p>1,73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24 meses</text:p>
          </table:table-cell>
          <table:table-cell office:value-type="float" office:value="0.0109604384285714" calcext:value-type="float">
            <text:p>0,0109604384</text:p>
          </table:table-cell>
          <table:table-cell office:value-type="float" office:value="0.00760911542857143" calcext:value-type="float">
            <text:p>0,0076091154</text:p>
          </table:table-cell>
          <table:table-cell office:value-type="float" office:value="0.00689695083333333" calcext:value-type="float">
            <text:p>0,0068969508</text:p>
          </table:table-cell>
          <table:table-cell table:number-columns-repeated="2"/>
          <table:table-cell office:value-type="string" calcext:value-type="string">
            <text:p>24 meses</text:p>
          </table:table-cell>
          <table:table-cell table:style-name="ce7" table:formula="of:=[.B3]*100" office:value-type="float" office:value="1.09604384285714" calcext:value-type="float">
            <text:p>1,10</text:p>
          </table:table-cell>
          <table:table-cell table:style-name="ce7" table:formula="of:=[.C3]*100" office:value-type="float" office:value="0.760911542857143" calcext:value-type="float">
            <text:p>0,76</text:p>
          </table:table-cell>
          <table:table-cell table:style-name="ce7" table:formula="of:=[.D3]*100" office:value-type="float" office:value="0.689695083333333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eses</text:p>
          </table:table-cell>
          <table:table-cell office:value-type="float" office:value="0.129788254" calcext:value-type="float">
            <text:p>0,129788254</text:p>
          </table:table-cell>
          <table:table-cell office:value-type="float" office:value="0.0438495844444445" calcext:value-type="float">
            <text:p>0,0438495844</text:p>
          </table:table-cell>
          <table:table-cell office:value-type="float" office:value="0.0142580695" calcext:value-type="float">
            <text:p>0,0142580695</text:p>
          </table:table-cell>
          <table:table-cell table:number-columns-repeated="2"/>
          <table:table-cell office:value-type="string" calcext:value-type="string">
            <text:p>30 meses</text:p>
          </table:table-cell>
          <table:table-cell table:style-name="ce7" table:formula="of:=[.B4]*100" office:value-type="float" office:value="12.9788254" calcext:value-type="float">
            <text:p>12,98</text:p>
          </table:table-cell>
          <table:table-cell table:style-name="ce7" table:formula="of:=[.C4]*100" office:value-type="float" office:value="4.38495844444445" calcext:value-type="float">
            <text:p>4,38</text:p>
          </table:table-cell>
          <table:table-cell table:style-name="ce7" table:formula="of:=[.D4]*100" office:value-type="float" office:value="1.42580695" calcext:value-type="float">
            <text:p>1,4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Mé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 meses</text:p>
          </table:table-cell>
          <table:table-cell table:style-name="ce1"/>
          <table:table-cell table:style-name="ce1" table:formula="of:=([.C2]-[.B2])/[.B2]" office:value-type="percentage" office:value="-0.809966976524617" calcext:value-type="percentage">
            <text:p>-81,00%</text:p>
          </table:table-cell>
          <table:table-cell table:style-name="ce1" table:formula="of:=([.D2]-[.C2])/[.C2]" office:value-type="percentage" office:value="-0.114088485236003" calcext:value-type="percentage">
            <text:p>-11,41%</text:p>
          </table:table-cell>
          <table:table-cell table:style-name="ce4" table:formula="of:=AVERAGE([.C7:.D7])" office:value-type="percentage" office:value="-0.46202773088031" calcext:value-type="percentage">
            <text:p>-46,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 meses</text:p>
          </table:table-cell>
          <table:table-cell table:style-name="ce1"/>
          <table:table-cell table:style-name="ce1" table:formula="of:=([.C3]-[.B3])/[.B3]" office:value-type="percentage" office:value="-0.305765414571724" calcext:value-type="percentage">
            <text:p>-30,58%</text:p>
          </table:table-cell>
          <table:table-cell table:style-name="ce1" table:formula="of:=([.D3]-[.C3])/[.C3]" office:value-type="percentage" office:value="-0.0935936117572869" calcext:value-type="percentage">
            <text:p>-9,36%</text:p>
          </table:table-cell>
          <table:table-cell table:style-name="ce4" table:formula="of:=AVERAGE([.C8:.D8])" office:value-type="percentage" office:value="-0.199679513164506" calcext:value-type="percentage">
            <text:p>-19,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 meses</text:p>
          </table:table-cell>
          <table:table-cell table:style-name="ce1"/>
          <table:table-cell table:style-name="ce1" table:formula="of:=([.C4]-[.B4])/[.B4]" office:value-type="percentage" office:value="-0.662145201179419" calcext:value-type="percentage">
            <text:p>-66,21%</text:p>
          </table:table-cell>
          <table:table-cell table:style-name="ce1" table:formula="of:=([.D4]-[.C4])/[.C4]" office:value-type="percentage" office:value="-0.674841399738591" calcext:value-type="percentage">
            <text:p>-67,48%</text:p>
          </table:table-cell>
          <table:table-cell table:style-name="ce4" table:formula="of:=AVERAGE([.C9:.D9])" office:value-type="percentage" office:value="-0.668493300459005" calcext:value-type="percentage">
            <text:p>-66,85%</text:p>
          </table:table-cell>
          <table:table-cell table:number-columns-repeated="7"/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date-style style:name="N108">
      <number:month number:textual="true"/>
      <number:text>:</number:text>
      <number:seconds number:style="long"/>
      <number:seconds/>
    </number:date-style>
    <number:time-style style:name="N109">
      <number:minutes number:style="long"/>
      <number:text>m</number:text>
      <number:seconds number:style="long"/>
      <number:text>s</number:text>
    </number:time-style>
    <number:time-style style:name="N110">
      <number:hours number:style="long"/>
      <number:text>h</number:text>
      <number:minutes number:style="long"/>
      <number:text>m</number:text>
      <number:seconds number:style="long"/>
      <number:text>s</number:text>
    </number:time-style>
    <number:time-style style:name="N111">
      <number:hours number:style="long"/>
      <number:text>h</number:text>
      <number:minutes number:style="long"/>
    </number:time-style>
    <number:time-style style:name="N112">
      <number:minutes number:style="long"/>
      <number:text>m</number:text>
      <number:seconds number:style="long" number:decimal-places="2"/>
      <number:text>s,</number:text>
    </number:time-style>
    <number:time-style style:name="N113">
      <number:seconds number:style="long" number:decimal-places="4"/>
      <number:text>sms</number:text>
    </number:time-style>
    <number:number-style style:name="N114">
      <number:number number:decimal-places="0" number:min-integer-digits="4"/>
      <number:text>ms</number:text>
    </number:number-style>
    <number:time-style style:name="N115">
      <number:seconds number:decimal-places="4"/>
      <number:text>s</number:text>
    </number:time-style>
    <number:time-style style:name="N116">
      <number:hours number:style="long"/>
      <number:text>h</number:text>
      <number:minutes number:style="long"/>
      <number:text>m</number:text>
    </number:time-style>
    <number:number-style style:name="N117">
      <number:number number:decimal-places="3" number:min-integer-digits="1" number:grouping="true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5" number:min-integer-digits="1" number:grouping="true"/>
    </number:number-style>
    <number:number-style style:name="N120">
      <number:number number:decimal-places="6" number:min-integer-digits="1" number:grouping="true"/>
    </number:number-style>
    <number:number-style style:name="N121">
      <number:number number:decimal-places="7" number:min-integer-digits="1" number:grouping="true"/>
    </number:number-style>
    <number:number-style style:name="N122">
      <number:number number:decimal-places="8" number:min-integer-digits="1" number:grouping="true"/>
    </number:number-style>
    <number:number-style style:name="N123">
      <number:number number:decimal-places="9" number:min-integer-digits="1" number:grouping="true"/>
    </number:number-style>
    <number:number-style style:name="N124">
      <number:number number:decimal-places="10" number:min-integer-digits="1" number:grouping="true"/>
    </number:number-style>
    <number:number-style style:name="N125">
      <number:number number:decimal-places="11" number:min-integer-digits="1" number:grouping="true"/>
    </number:number-style>
    <number:number-style style:name="N126">
      <number:number number:decimal-places="12" number:min-integer-digits="1" number:grouping="true"/>
    </number:number-style>
    <number:number-style style:name="N127">
      <number:number number:decimal-places="13" number:min-integer-digits="1" number:grouping="true"/>
    </number:number-style>
    <number:number-style style:name="N128">
      <number:number number:decimal-places="14" number:min-integer-digits="1" number:grouping="true"/>
    </number:number-style>
    <number:number-style style:name="N129">
      <number:number number:decimal-places="15" number:min-integer-digits="1" number:grouping="true"/>
    </number:number-style>
    <number:number-style style:name="N130">
      <number:number number:decimal-places="16" number:min-integer-digits="1" number:grouping="true"/>
    </number:number-style>
    <number:number-style style:name="N131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22:03:52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56:31.898000000</meta:creation-date>
    <dc:date>2017-11-29T00:50:13.436000000</dc:date>
    <meta:editing-duration>PT4H52M37S</meta:editing-duration>
    <meta:editing-cycles>8</meta:editing-cycles>
    <meta:generator>LibreOffice/4.4.7.2$Windows_x86 LibreOffice_project/f3153a8b245191196a4b6b9abd1d0da16eead600</meta:generator>
    <meta:document-statistic meta:table-count="2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6">
      <number:hours number:style="long"/>
      <number:text>h</number:text>
      <number:minutes number:style="long"/>
      <number:text>m</number:text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Insert.G1:Insert.J4" chart:data-source-has-labels="both" svg:x="0.32cm" svg:y="0.18cm" svg:width="13.891cm" svg:height="8.64cm">
          <chartooo:coordinate-region svg:x="1.788cm" svg:y="0.379cm" svg:width="12.423cm" svg:height="7.794cm"/>
          <chart:axis chart:dimension="x" chart:name="primary-x" chart:style-name="ch4" chartooo:axis-type="auto">
            <chartooo:date-scale/>
            <chart:categories table:cell-range-address="Insert.G2:Insert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.H2:Insert.H4" chart:label-cell-address="Insert.H1:Insert.H1" chart:class="chart:bar">
            <chart:data-point chart:repeated="3"/>
          </chart:series>
          <chart:series chart:style-name="ch8" chart:values-cell-range-address="Insert.I2:Insert.I4" chart:label-cell-address="Insert.I1:Insert.I1" chart:class="chart:bar">
            <chart:data-point chart:repeated="3"/>
          </chart:series>
          <chart:series chart:style-name="ch9" chart:values-cell-range-address="Insert.J2:Insert.J4" chart:label-cell-address="Insert.J1:Insert.J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Insert.H1:Insert.H1</svg:desc>
                </draw:g>
              </table:table-cell>
              <table:table-cell office:value-type="string">
                <text:p>4CM</text:p>
                <draw:g>
                  <svg:desc>Insert.I1:Insert.I1</svg:desc>
                </draw:g>
              </table:table-cell>
              <table:table-cell office:value-type="string">
                <text:p>6CM</text:p>
                <draw:g>
                  <svg:desc>Insert.J1:Inse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 meses</text:p>
                <draw:g>
                  <svg:desc>Insert.G2:Insert.G4</svg:desc>
                </draw:g>
              </table:table-cell>
              <table:table-cell office:value-type="float" office:value="0.041900817463125">
                <text:p>0.041900817463125</text:p>
                <draw:g>
                  <svg:desc>Insert.H2:Insert.H4</svg:desc>
                </draw:g>
              </table:table-cell>
              <table:table-cell office:value-type="float" office:value="0.0382541074212616">
                <text:p>0.0382541074212616</text:p>
                <draw:g>
                  <svg:desc>Insert.I2:Insert.I4</svg:desc>
                </draw:g>
              </table:table-cell>
              <table:table-cell office:value-type="float" office:value="0.0366409751001505">
                <text:p>0.0366409751001505</text:p>
                <draw:g>
                  <svg:desc>Insert.J2:Insert.J4</svg:desc>
                </draw:g>
              </table:table-cell>
            </table:table-row>
            <table:table-row>
              <table:table-cell office:value-type="string">
                <text:p>24 meses</text:p>
              </table:table-cell>
              <table:table-cell office:value-type="float" office:value="0.0846579529271296">
                <text:p>0.0846579529271296</text:p>
              </table:table-cell>
              <table:table-cell office:value-type="float" office:value="0.0770894996653588">
                <text:p>0.0770894996653588</text:p>
              </table:table-cell>
              <table:table-cell office:value-type="float" office:value="0.072232389773206">
                <text:p>0.072232389773206</text:p>
              </table:table-cell>
            </table:table-row>
            <table:table-row>
              <table:table-cell office:value-type="string">
                <text:p>30 meses</text:p>
              </table:table-cell>
              <table:table-cell office:value-type="float" office:value="0.105328068182951">
                <text:p>0.105328068182951</text:p>
              </table:table-cell>
              <table:table-cell office:value-type="float" office:value="0.0967615505760648">
                <text:p>0.0967615505760648</text:p>
              </table:table-cell>
              <table:table-cell office:value-type="float" office:value="0.0881066254873495">
                <text:p>0.088106625487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Select.G1:Select.J4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Select.G2:Select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.H2:Select.H4" chart:label-cell-address="Select.H1:Select.H1" chart:class="chart:bar">
            <chart:data-point chart:repeated="3"/>
          </chart:series>
          <chart:series chart:style-name="ch8" chart:values-cell-range-address="Select.I2:Select.I4" chart:label-cell-address="Select.I1:Select.I1" chart:class="chart:bar">
            <chart:data-point chart:repeated="3"/>
          </chart:series>
          <chart:series chart:style-name="ch9" chart:values-cell-range-address="Select.J2:Select.J4" chart:label-cell-address="Select.J1:Select.J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Select.H1:Select.H1</svg:desc>
                </draw:g>
              </table:table-cell>
              <table:table-cell office:value-type="string">
                <text:p>4CM</text:p>
                <draw:g>
                  <svg:desc>Select.I1:Select.I1</svg:desc>
                </draw:g>
              </table:table-cell>
              <table:table-cell office:value-type="string">
                <text:p>6CM</text:p>
                <draw:g>
                  <svg:desc>Select.J1:Selec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 meses</text:p>
                <draw:g>
                  <svg:desc>Select.G2:Select.G4</svg:desc>
                </draw:g>
              </table:table-cell>
              <table:table-cell office:value-type="float" office:value="10.2614140888889">
                <text:p>10.2614140888889</text:p>
                <draw:g>
                  <svg:desc>Select.H2:Select.H4</svg:desc>
                </draw:g>
              </table:table-cell>
              <table:table-cell office:value-type="float" office:value="1.95000754444444">
                <text:p>1.95000754444444</text:p>
                <draw:g>
                  <svg:desc>Select.I2:Select.I4</svg:desc>
                </draw:g>
              </table:table-cell>
              <table:table-cell office:value-type="float" office:value="1.7275341375">
                <text:p>1.7275341375</text:p>
                <draw:g>
                  <svg:desc>Select.J2:Select.J4</svg:desc>
                </draw:g>
              </table:table-cell>
            </table:table-row>
            <table:table-row>
              <table:table-cell office:value-type="string">
                <text:p>24 meses</text:p>
              </table:table-cell>
              <table:table-cell office:value-type="float" office:value="1.09604384285714">
                <text:p>1.09604384285714</text:p>
              </table:table-cell>
              <table:table-cell office:value-type="float" office:value="0.760911542857143">
                <text:p>0.760911542857143</text:p>
              </table:table-cell>
              <table:table-cell office:value-type="float" office:value="0.689695083333333">
                <text:p>0.689695083333333</text:p>
              </table:table-cell>
            </table:table-row>
            <table:table-row>
              <table:table-cell office:value-type="string">
                <text:p>30 meses</text:p>
              </table:table-cell>
              <table:table-cell office:value-type="float" office:value="12.9788254">
                <text:p>12.9788254</text:p>
              </table:table-cell>
              <table:table-cell office:value-type="float" office:value="4.38495844444445">
                <text:p>4.38495844444445</text:p>
              </table:table-cell>
              <table:table-cell office:value-type="float" office:value="1.42580695">
                <text:p>1.42580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